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XMLStreamReader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XMLStreamReader.ExtendedXMLStreamReader( XMLStreamRead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XMLStreamReader.nextTa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tendedXMLStreamReader.getNamesp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XMLStreamRead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